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MessageTypeMessageConditionTests.message( SimpMessageType message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impMessageTypeMessageConditionTests.compareT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mpMessageTypeMessageConditionTests.condition( SimpMessageType messag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MessageTypeMessageConditionTests.comb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impMessageTypeMessageConditionTests.getMatchingCondi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impMessageTypeMessageConditionTests.getMatchingConditionNoMessage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